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3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354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7.878cm"/>
    </style:style>
    <style:style style:name="gr6" style:family="graphic" style:parent-style-name="standard">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5.725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margin-left="0cm" fo:margin-right="0cm" fo:margin-top="0cm" fo:margin-bottom="0cm" fo:text-indent="0cm" style:text-autospace="none"/>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4" style:family="paragraph">
      <loext:graphic-properties draw:fill-color="#ffffff"/>
      <style:text-properties fo:font-size="20pt"/>
    </style:style>
    <style:style style:name="P5"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P6" style:family="paragraph">
      <loext:graphic-properties draw:fill-color="#ffffff"/>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font-name="Segoe UI" fo:font-size="26pt" fo:text-shadow="1pt 1pt" style:font-name-asian="Segoe UI2" style:font-size-asian="26pt" style:font-name-complex="Segoe UI2" style:font-size-complex="26pt"/>
    </style:style>
    <style:style style:name="T4" style:family="text">
      <style:text-properties fo:color="#ffffff" style:text-position="super 58%" style:font-name="Segoe UI2" fo:font-size="32pt" fo:text-shadow="1pt 1pt" style:font-name-asian="Segoe UI2" style:font-size-asian="32pt" style:font-name-complex="Segoe UI2" style:font-size-complex="32pt"/>
    </style:style>
    <style:style style:name="T5" style:family="text">
      <style:text-properties fo:color="#ffffff" style:font-name="Segoe UI" fo:font-size="32pt" fo:text-shadow="1pt 1pt" style:font-name-asian="Segoe UI2" style:font-size-asian="32pt" style:font-name-complex="Segoe UI2" style:font-size-complex="32pt"/>
    </style:style>
    <style:style style:name="T6" style:family="text">
      <style:text-properties fo:color="#000000" style:font-name="Segoe UI2" fo:font-size="7pt" fo:text-shadow="1pt 1pt" style:font-name-asian="Segoe UI2" style:font-size-asian="7pt" style:font-name-complex="Segoe UI2"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24.892cm" svg:height="3.989cm" svg:x="1.524cm" svg:y="0.508cm">
          <draw:text-box>
            <text:p text:style-name="P1"><text:span text:style-name="T1">Gospel Reading</text:span></text:p>
            <text:p text:style-name="P1"><text:span text:style-name="T2">Luke 10:1–20 <text:s/></text:span></text:p>
            <text:p text:style-name="P2"><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4.892cm" svg:height="6.604cm" svg:x="1.524cm" svg:y="0.508cm">
          <draw:text-box>
            <text:p text:style-name="P2"><text:span text:style-name="T4">1</text:span><text:span text:style-name="T5">After this the Lord appointed seventy-two others and sent them on ahead of him, two by two, into every town and place where he himself was about to go.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4.892cm" svg:height="9.269cm" svg:x="1.524cm" svg:y="0.762cm">
          <draw:text-box>
            <text:p text:style-name="P2"><text:span text:style-name="T4">2</text:span><text:span text:style-name="T5">And he said to them, “The harvest is plentiful, but the laborers are few. Therefore pray earnestly to the Lord of the harvest to send out laborers into his harvest. </text:span><text:span text:style-name="T4">3</text:span><text:span text:style-name="T5">Go your way; behold, I am sending you out as lambs in the midst of wolves.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5" draw:layer="layout" svg:width="24.892cm" svg:height="8.128cm" svg:x="1.524cm" svg:y="0.508cm">
          <draw:text-box>
            <text:p text:style-name="P2"><text:span text:style-name="T4">4</text:span><text:span text:style-name="T5">Carry no moneybag, no knapsack, no sandals, and greet no one on the road. </text:span><text:span text:style-name="T4">5</text:span><text:span text:style-name="T5">Whatever house you enter, first say, ‘Peace be to this house!’ </text:span><text:span text:style-name="T4">6</text:span><text:span text:style-name="T5">And if a son of peace is there, your peace will rest upon him. But if not, it will return to you. </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5" draw:text-style-name="P5" draw:layer="layout" svg:width="24.892cm" svg:height="8.128cm" svg:x="1.778cm" svg:y="0.508cm">
          <draw:text-box>
            <text:p text:style-name="P2"><text:span text:style-name="T4">7</text:span><text:span text:style-name="T5">And remain in the same house, eating and drinking what they provide, for the laborer deserves his wages. Do not go from house to house. </text:span><text:span text:style-name="T4">8</text:span><text:span text:style-name="T5">Whenever you enter a town and they receive you, eat what is set before you.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5" draw:layer="layout" svg:width="25.146cm" svg:height="6.604cm" svg:x="1.524cm" svg:y="0.762cm">
          <draw:text-box>
            <text:p text:style-name="P2"><text:span text:style-name="T4">9</text:span><text:span text:style-name="T5">Heal the sick in it and say to them, ‘The kingdom of God has come near to you.’ </text:span><text:span text:style-name="T4">10</text:span><text:span text:style-name="T5">But whenever you enter a town and they do not receive you, go into its streets and say,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5" draw:text-style-name="P5" draw:layer="layout" svg:width="24.892cm" svg:height="8.128cm" svg:x="1.524cm" svg:y="0.508cm">
          <draw:text-box>
            <text:p text:style-name="P2"><text:span text:style-name="T4">11</text:span><text:span text:style-name="T5">‘Even the dust of your town that clings to our feet we wipe off against you. Nevertheless know this, that the kingdom of God has come near.’ </text:span></text:p>
            <text:p text:style-name="P2"><text:span text:style-name="T4">12</text:span><text:span text:style-name="T5">I tell you, it will be more bearable on that day for Sodom than for that town. </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5" draw:text-style-name="P5" draw:layer="layout" svg:width="24.892cm" svg:height="8.128cm" svg:x="1.524cm" svg:y="0.762cm">
          <draw:text-box>
            <text:p text:style-name="P2"><text:span text:style-name="T6"><text:s/></text:span><text:span text:style-name="T4">13</text:span><text:span text:style-name="T5">“Woe to you, Chorazin! Woe to you, Bethsaida! For if the mighty works done in you had been done in Tyre and Sidon, they would have repented long ago, sitting in sackcloth and ashes. </text:span><text:span text:style-name="T3"><text:s/></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6" draw:text-style-name="P5" draw:layer="layout" svg:width="24.892cm" svg:height="6.35cm" svg:x="1.778cm" svg:y="0.762cm">
          <draw:text-box>
            <text:p text:style-name="P2"><text:span text:style-name="T4">14</text:span><text:span text:style-name="T5">But it will be more bearable in the judgment for Tyre and Sidon than for you. </text:span><text:span text:style-name="T4">15</text:span><text:span text:style-name="T5">And you, Capernaum, will you be exalted to heaven? You shall be brought down to Hades. </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4" draw:text-style-name="P5" draw:layer="layout" svg:width="24.892cm" svg:height="9.269cm" svg:x="1.778cm" svg:y="0.762cm">
          <draw:text-box>
            <text:p text:style-name="P2"><text:span text:style-name="T4">16</text:span><text:span text:style-name="T5">“The one who hears you hears me, and the one who rejects you rejects me, and the one who rejects me rejects him who sent me.” </text:span><text:span text:style-name="T4">17</text:span><text:span text:style-name="T5">The seventy-two returned with joy, saying, “Lord, even the demons are subject to us in your name!” </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5" draw:text-style-name="P5" draw:layer="layout" svg:width="24.892cm" svg:height="8.128cm" svg:x="1.778cm" svg:y="0.762cm">
          <draw:text-box>
            <text:p text:style-name="P2"><text:span text:style-name="T4">18</text:span><text:span text:style-name="T5">And he said to them, “I saw Satan fall like lightning from heaven. </text:span><text:span text:style-name="T4">19</text:span><text:span text:style-name="T5">Behold, I have given you authority to tread on serpents and scorpions, and over all the power of the enemy, and nothing shall hurt you. </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7" draw:text-style-name="P5" draw:layer="layout" svg:width="24.892cm" svg:height="5.975cm" svg:x="1.778cm" svg:y="0.762cm">
          <draw:text-box>
            <text:p text:style-name="P2"><text:span text:style-name="T4">20</text:span><text:span text:style-name="T5">Nevertheless, do not rejoice in this, that the spirits are subject to you, but rejoice that your names are written in heaven.”</text:span></text:p>
            <text:p text:style-name="P2"><text:span text:style-name="T3"/></text:p>
          </draw:text-box>
        </draw:frame>
        <presentation:notes draw:style-name="dp2">
          <draw:page-thumbnail draw:style-name="gr2"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30T23:37:02.085000000</meta:creation-date>
    <dc:date>2016-07-02T12:52:47.449000000</dc:date>
    <meta:editing-duration>PT12M52S</meta:editing-duration>
    <meta:editing-cycles>5</meta:editing-cycles>
    <meta:generator>LibreOffice/5.1.4.2$Windows_X86_64 LibreOffice_project/f99d75f39f1c57ebdd7ffc5f42867c12031db97a</meta:generator>
    <meta:document-statistic meta:object-count="57"/>
  </office:meta>
</office:document-meta>
</file>